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a79c7" officeooo:paragraph-rsid="001a79c7"/>
    </style:style>
    <style:style style:name="P3" style:family="paragraph" style:parent-style-name="Standard" style:list-style-name="L1">
      <style:text-properties officeooo:rsid="001a79c7" officeooo:paragraph-rsid="001f8b20"/>
    </style:style>
    <style:style style:name="P4" style:family="paragraph" style:parent-style-name="Standard">
      <style:text-properties officeooo:rsid="001a79c7" officeooo:paragraph-rsid="001a79c7"/>
    </style:style>
    <style:style style:name="P5" style:family="paragraph" style:parent-style-name="Standard" style:list-style-name="L1">
      <style:text-properties officeooo:rsid="001b1613" officeooo:paragraph-rsid="001b1613"/>
    </style:style>
    <style:style style:name="P6" style:family="paragraph" style:parent-style-name="Standard" style:list-style-name="L1">
      <style:text-properties officeooo:rsid="001d0cd2" officeooo:paragraph-rsid="001d0cd2"/>
    </style:style>
    <style:style style:name="P7" style:family="paragraph" style:parent-style-name="Standard" style:list-style-name="L1">
      <style:text-properties officeooo:rsid="001f8b20" officeooo:paragraph-rsid="001f8b20"/>
    </style:style>
    <style:style style:name="P8" style:family="paragraph" style:parent-style-name="Standard" style:list-style-name="L1">
      <style:text-properties officeooo:rsid="0021ad4a" officeooo:paragraph-rsid="0021ad4a"/>
    </style:style>
    <style:style style:name="P9" style:family="paragraph" style:parent-style-name="Standard" style:list-style-name="L1">
      <style:text-properties officeooo:rsid="0023bb48" officeooo:paragraph-rsid="0023bb48"/>
    </style:style>
    <style:style style:name="P10" style:family="paragraph" style:parent-style-name="Standard" style:list-style-name="L1">
      <style:text-properties officeooo:rsid="00258dc9" officeooo:paragraph-rsid="00258dc9"/>
    </style:style>
    <style:style style:name="P11" style:family="paragraph" style:parent-style-name="Standard" style:list-style-name="L1">
      <style:text-properties officeooo:rsid="00282882" officeooo:paragraph-rsid="00282882"/>
    </style:style>
    <style:style style:name="P12" style:family="paragraph" style:parent-style-name="Standard" style:list-style-name="L1">
      <style:text-properties officeooo:rsid="00282882" officeooo:paragraph-rsid="0029ec32"/>
    </style:style>
    <style:style style:name="P13" style:family="paragraph" style:parent-style-name="Standard">
      <style:text-properties officeooo:rsid="00282882" officeooo:paragraph-rsid="00282882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2215a4"/>
    </style:style>
    <style:style style:name="T3" style:family="text">
      <style:text-properties fo:color="#c9211e" loext:opacity="100%" officeooo:rsid="0029ec32"/>
    </style:style>
    <style:style style:name="T4" style:family="text">
      <style:text-properties officeooo:rsid="001b1613"/>
    </style:style>
    <style:style style:name="T5" style:family="text">
      <style:text-properties officeooo:rsid="001d0cd2"/>
    </style:style>
    <style:style style:name="T6" style:family="text">
      <style:text-properties officeooo:rsid="001fe36d"/>
    </style:style>
    <style:style style:name="T7" style:family="text">
      <style:text-properties officeooo:rsid="002215a4"/>
    </style:style>
    <style:style style:name="T8" style:family="text">
      <style:text-properties officeooo:rsid="00258dc9"/>
    </style:style>
    <style:style style:name="T9" style:family="text">
      <style:text-properties officeooo:rsid="0029ec32"/>
    </style:style>
    <style:style style:name="T10" style:family="text">
      <style:text-properties fo:color="#008000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fo:color="#0000ff" loext:opacity="100%" style:font-name="Cascadia Mono" fo:font-size="9.5pt" style:font-size-asian="9.5pt"/>
    </style:style>
    <style:style style:name="T13" style:family="text">
      <style:text-properties fo:color="#008080" loext:opacity="100%" style:font-name="Cascadia Mono" fo:font-size="9.5pt" style:font-size-asian="9.5pt"/>
    </style:style>
    <style:style style:name="T14" style:family="text">
      <style:text-properties fo:color="#a31515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8771130" text:style-name="L1">
        <text:list-item>
          <text:p text:style-name="P2"/>
          <text:list>
            <text:list-item>
              <text:p text:style-name="P2">(-1 + 3, 3 + <text:span text:style-name="T4">(</text:span>-4<text:span text:style-name="T4">)</text:span>, 2 + 1) = <text:span text:style-name="T1">(2, -1, 3)</text:span></text:p>
            </text:list-item>
            <text:list-item>
              <text:p text:style-name="P3">(-1 – 3, 3 – <text:span text:style-name="T4">(</text:span>-4<text:span text:style-name="T4">)</text:span>, 2 – 1) = <text:span text:style-name="T1">(-4, 7, 1)</text:span></text:p>
            </text:list-item>
            <text:list-item>
              <text:p text:style-name="P2">(3 * <text:span text:style-name="T4">(</text:span>-1<text:span text:style-name="T4">)</text:span> + 2 * 3, 3 * 3 + 2 * <text:span text:style-name="T4">(</text:span>-4<text:span text:style-name="T4">)</text:span>, 3 * 2 + 2 * 1) = (-3 + 6, 9 + <text:span text:style-name="T6">(</text:span>-8<text:span text:style-name="T6">)</text:span>, 6 + 2) = <text:span text:style-name="T1">(3, 1, 8)</text:span></text:p>
            </text:list-item>
            <text:list-item>
              <text:p text:style-name="P5">|u| = <text:span text:style-name="T5">sqrt(x² + y² + z²)</text:span> <text:span text:style-name="T5">=</text:span> sqrt((-1)² + 3² + 2²) = sqrt(1 + 9 + 4) = <text:span text:style-name="T1">sqrt(14)</text:span></text:p>
              <text:p text:style-name="P5">|v| = sqrt(3² + (-4)² + 1²) = sqrt(9 + 16 + 1) = <text:span text:style-name="T1">sqrt(26)</text:span></text:p>
            </text:list-item>
            <text:list-item>
              <text:p text:style-name="P6">û = u / |u| = (-1, 3, 2) / sqrt(14) = <text:span text:style-name="T1">(-1 / sqrt(14), 3 / sqrt(14), 2 / sqrt(14))</text:span></text:p>
              <text:p text:style-name="P7">^v = (3, -4, 1) / sqrt(26) = <text:span text:style-name="T1">(3 / sqrt(26), -4 / sqrt(26), 1 / sqrt(26))</text:span></text:p>
            </text:list-item>
            <text:list-item>
              <text:p text:style-name="P8">-1 * 3 <text:span text:style-name="T7">+</text:span> 3 * (-4) <text:span text:style-name="T7">+</text:span> 2 * 1 = -3 <text:span text:style-name="T7">+</text:span> <text:span text:style-name="T7">(</text:span>-12<text:span text:style-name="T7">)</text:span> <text:span text:style-name="T7">+</text:span> 2 <text:span text:style-name="T7">= </text:span><text:span text:style-name="T2">-13</text:span></text:p>
            </text:list-item>
            <text:list-item>
              <text:p text:style-name="P9">3<text:tab/><text:tab/>1</text:p>
              <text:p text:style-name="P9">|i<text:tab/>j<text:tab/>k|</text:p>
              <text:p text:style-name="P9">|-1<text:tab/>3<text:tab/>2|</text:p>
              <text:p text:style-name="P9">|3<text:tab/>-4<text:tab/>1|</text:p>
              <text:p text:style-name="P9">i<text:tab/><text:tab/>k</text:p>
              <text:p text:style-name="P9"/>
              <text:p text:style-name="P9"><text:span text:style-name="T8">= </text:span>(3 * j * 2 + i * 3 * 1 + (-1) * (-4) * k) - (-1 * j * 1 + 3 * 3 * k + i * (-4) * 2)</text:p>
              <text:p text:style-name="P10">= (6j + 3i + 4k) - (-j + 9k – 8i) = 6j + 3i + 4k + j – 9k + 8i = 7j + 11i – 5k</text:p>
              <text:p text:style-name="P10">= <text:span text:style-name="T1">11i + 7j – 5k</text:span> = <text:span text:style-name="T1">(11, 7, -5)</text:span></text:p>
            </text:list-item>
          </text:list>
        </text:list-item>
        <text:list-item>
          <text:p text:style-name="P2"/>
          <text:list>
            <text:list-item>
              <text:p text:style-name="P11">1 * 2 + 1 * 3 + 1 * 4 = 2 + 3 + 4 = <text:span text:style-name="T1">9</text:span></text:p>
              <text:list>
                <text:list-header>
                  <text:p text:style-name="P12">Produto escalar é igual a <text:span text:style-name="T9">9 que é maior que 0</text:span>. Então o ângulo é <text:span text:style-name="T3">agudo</text:span><text:span text:style-name="T9">.</text:span></text:p>
                </text:list-header>
              </text:list>
            </text:list-item>
            <text:list-item>
              <text:p text:style-name="P11">1 * (-2) + 1 * 2 + 0 * 0 = -2 + 2 = <text:span text:style-name="T1">0</text:span></text:p>
              <text:list>
                <text:list-header>
                  <text:p text:style-name="P11">Produto escalar é igual a 0. Então o ângulo <text:span text:style-name="T9">é </text:span><text:span text:style-name="T3">ortogonal</text:span><text:span text:style-name="T9">.</text:span></text:p>
                </text:list-header>
              </text:list>
            </text:list-item>
            <text:list-item>
              <text:p text:style-name="P11">-1 * 3 + (-1) * 1 + (-1) * 0 = -3 – 1 = <text:span text:style-name="T1">-4</text:span></text:p>
            </text:list-item>
          </text:list>
        </text:list-item>
      </text:list>
      <text:p text:style-name="P13"><text:tab/><text:tab/><text:span text:style-name="T9">Produto escalar é igual a -4 que é menor que 0. Então o ângulo é </text:span><text:span text:style-name="T3">obtuso</text:span><text:span text:style-name="T9">.</text:span></text:p>
      <text:list xml:id="list194638173209095" text:continue-numbering="true" text:style-name="L1">
        <text:list-item>
          <text:p text:style-name="P2"/>
          <text:p text:style-name="P2"><text:span text:style-name="T10">// item a</text:span></text:p>
          <text:p text:style-name="P1"><text:span text:style-name="T12">if</text:span><text:span text:style-name="T11"> (XMVector3Equal(u </text:span><text:span text:style-name="T13">+</text:span><text:span text:style-name="T11"> v, v </text:span><text:span text:style-name="T13">+</text:span><text:span text:style-name="T11"> u))</text:span></text:p>
          <text:list>
            <text:list-header>
              <text:p text:style-name="P1"><text:span text:style-name="T11">cout </text:span><text:span text:style-name="T13">&lt;&lt;</text:span><text:span text:style-name="T11"> </text:span><text:span text:style-name="T14">"a. u + v = v + u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b</text:span></text:p>
          <text:p text:style-name="P1"><text:span text:style-name="T12">if</text:span><text:span text:style-name="T11"> (XMVector3Equal(u </text:span><text:span text:style-name="T13">+</text:span><text:span text:style-name="T11"> (v </text:span><text:span text:style-name="T13">+</text:span><text:span text:style-name="T11"> w), (u </text:span><text:span text:style-name="T13">+</text:span><text:span text:style-name="T11"> v) </text:span><text:span text:style-name="T13">+</text:span><text:span text:style-name="T11"> w))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</text:span><text:span text:style-name="T14">"b. u + (v + w) = (u + v) + w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c</text:span></text:p>
          <text:p text:style-name="P1"><text:span text:style-name="T12">if</text:span><text:span text:style-name="T11"> (XMVector3Equal((c * k) </text:span><text:span text:style-name="T13">*</text:span><text:span text:style-name="T11"> u, c </text:span><text:span text:style-name="T13">*</text:span><text:span text:style-name="T11"> (k </text:span><text:span text:style-name="T13">*</text:span><text:span text:style-name="T11"> u)))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</text:span><text:span text:style-name="T14">"c. (ck)u = c(ku)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d</text:span></text:p>
          <text:p text:style-name="P1"><text:span text:style-name="T12">if</text:span><text:span text:style-name="T11"> (XMVector3Equal(k </text:span><text:span text:style-name="T13">*</text:span><text:span text:style-name="T11"> (u </text:span><text:span text:style-name="T13">+</text:span><text:span text:style-name="T11"> v), k </text:span><text:span text:style-name="T13">*</text:span><text:span text:style-name="T11"> u </text:span><text:span text:style-name="T13">+</text:span><text:span text:style-name="T11"> k </text:span><text:span text:style-name="T13">*</text:span><text:span text:style-name="T11"> v))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</text:span><text:span text:style-name="T14">"d. k(u + v) = ku + kv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e</text:span></text:p>
          <text:p text:style-name="P1"><text:span text:style-name="T12">if</text:span><text:span text:style-name="T11"> (XMVector3Equal(u </text:span><text:span text:style-name="T13">*</text:span><text:span text:style-name="T11"> (k + c), u </text:span><text:span text:style-name="T13">*</text:span><text:span text:style-name="T11"> k </text:span><text:span text:style-name="T13">+</text:span><text:span text:style-name="T11"> u </text:span><text:span text:style-name="T13">*</text:span><text:span text:style-name="T11"> c))</text:span></text:p>
          <text:list text:continue-numbering="true">
            <text:list-header>
              <text:p text:style-name="P2"><text:span text:style-name="T11">cout </text:span><text:span text:style-name="T13">&lt;&lt;</text:span><text:span text:style-name="T11"> </text:span><text:span text:style-name="T14">"e. u(k + c) = uk + uc"</text:span><text:span text:style-name="T11"> </text:span><text:span text:style-name="T13">&lt;&lt;</text:span><text:span text:style-name="T11"> endl </text:span><text:span text:style-name="T13">&lt;&lt;</text:span><text:span text:style-name="T11"> endl </text:span><text:span text:style-name="T13">&lt;&lt;</text:span><text:span text:style-name="T11"> endl;</text:span></text:p>
            </text:list-header>
          </text:list>
        </text:list-item>
        <text:list-item>
          <text:p text:style-name="P2"><text:span text:style-name="T11"/></text:p>
          <text:p text:style-name="P1"><text:span text:style-name="T10">// item a</text:span></text:p>
          <text:p text:style-name="P1"><text:span text:style-name="T12">if</text:span><text:span text:style-name="T11"> (XMVector3Equal(XMVector3Dot(u, v), XMVector3Dot(v, u)))</text:span></text:p>
          <text:list>
            <text:list-header>
              <text:p text:style-name="P1"><text:span text:style-name="T11">cout </text:span><text:span text:style-name="T13">&lt;&lt;</text:span><text:span text:style-name="T11"> </text:span><text:span text:style-name="T14">"a. u.v = v.u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b</text:span></text:p>
          <text:p text:style-name="P1"><text:span text:style-name="T12">if</text:span><text:span text:style-name="T11"> (XMVector3Equal(XMVector3Dot(u, v </text:span><text:span text:style-name="T13">+</text:span><text:span text:style-name="T11"> w), XMVector3Dot(u, v) </text:span><text:span text:style-name="T13">+</text:span><text:span text:style-name="T11"> XMVector3Dot(u, w)))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</text:span><text:span text:style-name="T14">"b. u.(v + w) = u.v + u.w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c</text:span></text:p>
          <text:p text:style-name="P1"><text:span text:style-name="T12">if</text:span><text:span text:style-name="T11"> (XMVector3Equal(k </text:span><text:span text:style-name="T13">*</text:span><text:span text:style-name="T11"> XMVector3Dot(u, v), XMVector3Dot(k </text:span><text:span text:style-name="T13">*</text:span><text:span text:style-name="T11"> u, v)) and (XMVector3Equal(k </text:span><text:span text:style-name="T13">*</text:span><text:span text:style-name="T11"> XMVector3Dot(u, v), XMVector3Dot(u, k </text:span><text:span text:style-name="T13">*</text:span><text:span text:style-name="T11"> v))))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</text:span><text:span text:style-name="T14">"c. k(u.v) = (ku).v = u.(kv)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0">// item d</text:span></text:p>
          <text:p text:style-name="P1"><text:span text:style-name="T12">if</text:span><text:span text:style-name="T11"> (XMVector3Equal(XMVector3Dot(v, v), XMVector3Length(v) </text:span><text:span text:style-name="T13">*</text:span><text:span text:style-name="T11"> XMVector3Length(v)))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</text:span><text:span text:style-name="T14">"d. v.v = |v|^2"</text:span><text:span text:style-name="T11"> </text:span><text:span text:style-name="T13">&lt;&lt;</text:span><text:span text:style-name="T11"> endl;</text:span></text:p>
            </text:list-header>
          </text:list>
          <text:p text:style-name="P1"><text:span text:style-name="T12">else</text:span></text:p>
          <text:list text:continue-numbering="true">
            <text:list-header>
              <text:p text:style-name="P1"><text:span text:style-name="T11">cout </text:span><text:span text:style-name="T13">&lt;&lt;</text:span><text:span text:style-name="T11"> XMVector3Dot(v, v) </text:span><text:span text:style-name="T13">&lt;&lt;</text:span><text:span text:style-name="T11"> XMVector3Length(v) </text:span><text:span text:style-name="T13">*</text:span><text:span text:style-name="T11"> XMVector3Length(v) </text:span><text:span text:style-name="T13">&lt;&lt;</text:span><text:span text:style-name="T11"> endl;</text:span></text:p>
            </text:list-header>
          </text:list>
          <text:p text:style-name="P1"><text:soft-page-break/><text:span text:style-name="T10">// item e</text:span></text:p>
          <text:p text:style-name="P1"><text:span text:style-name="T12">if</text:span><text:span text:style-name="T11"> (XMVector3Equal(XMVector3Dot(XMVectorZero(), v), XMVectorZero()))</text:span></text:p>
          <text:list text:continue-numbering="true">
            <text:list-header>
              <text:p text:style-name="P2"><text:span text:style-name="T11">cout </text:span><text:span text:style-name="T13">&lt;&lt;</text:span><text:span text:style-name="T11"> </text:span><text:span text:style-name="T14">"e. 0.v = 0"</text:span><text:span text:style-name="T11"> </text:span><text:span text:style-name="T13">&lt;&lt;</text:span><text:span text:style-name="T11"> endl;</text:span></text:p>
            </text:list-header>
          </text:list>
        </text:list-item>
      </text:list>
      <text:p text:style-name="P4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>
      <style:text-properties style:use-window-font-color="true" loext:opacity="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21:46:57.760000000</meta:creation-date>
    <dc:date>2022-09-18T19:46:36.374000000</dc:date>
    <meta:editing-duration>PT1H21M16S</meta:editing-duration>
    <meta:editing-cycles>17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58" meta:word-count="606" meta:character-count="2280" meta:non-whitespace-character-count="1742"/>
  </office:meta>
</office:document-meta>
</file>